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many times have you thought as a child that tonight the Santa Claus will come and give gifts to you? Many times you may actually receive them although they are presents from your family. Such is the craze of Santa Claus and the gifts, Christmas trees associated with the festival of Christmas. It is a festival which attracts people of all faith towards it. Being one of those festivals which is widely celebrated all over the world, it is important for us to know about this festival we call Christmas. It does have a history to it along with some marked traditions which go along with it. In order to make students aware of all this, we have come up with long essays for students which shall enlighten them more about this festiv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5:16:16.821524639</meta:creation-date>
    <dc:date>2020-02-24T15:16:32.279206273</dc:date>
    <meta:editing-duration>PT16S</meta:editing-duration>
    <meta:editing-cycles>1</meta:editing-cycles>
    <meta:document-statistic meta:table-count="0" meta:image-count="0" meta:object-count="0" meta:page-count="1" meta:paragraph-count="1" meta:word-count="134" meta:character-count="738" meta:non-whitespace-character-count="605"/>
    <meta:generator>LibreOffice/5.1.6.2$Linux_X86_64 LibreOffice_project/10m0$Build-2</meta:generator>
  </office:meta>
</office:document-meta>
</file>